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3000000140240C11BA.png" manifest:media-type="image/png"/>
  <manifest:file-entry manifest:full-path="Pictures/100000010000013A00000076BB8FAD76.png" manifest:media-type="image/png"/>
  <manifest:file-entry manifest:full-path="Pictures/10000001000000EF0000007A4CAE27B4.png" manifest:media-type="image/png"/>
  <manifest:file-entry manifest:full-path="Pictures/100000010000009F000000738C766CCE.png" manifest:media-type="image/png"/>
  <manifest:file-entry manifest:full-path="Pictures/100000010000009A000000E1D41C4FF6.png" manifest:media-type="image/png"/>
  <manifest:file-entry manifest:full-path="Pictures/10000001000000EC0000007444090494.png" manifest:media-type="image/png"/>
  <manifest:file-entry manifest:full-path="Pictures/10000001000000F30000007907839471.png" manifest:media-type="image/png"/>
  <manifest:file-entry manifest:full-path="Pictures/10000001000000EE0000007D4C50737B.png" manifest:media-type="image/png"/>
  <manifest:file-entry manifest:full-path="Pictures/1000000100000135000000B20B288795.png" manifest:media-type="image/png"/>
  <manifest:file-entry manifest:full-path="Pictures/10000001000002790000012B8D2718F2.png" manifest:media-type="image/png"/>
  <manifest:file-entry manifest:full-path="Pictures/10000001000001D7000000347856378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emiCondensed" svg:font-family="'Noto Sans SemiCondensed'" style:font-family-generic="system" style:font-pitch="variable"/>
  </office:font-face-decls>
  <office:automatic-styles>
    <style:style style:name="dp1" style:family="drawing-page">
      <style:drawing-page-properties draw:fill="solid" draw:fill-color="#1b1b1b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035cm" svg:stroke-color="#ffffff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159cm" svg:stroke-color="#00a39c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78cm, 0cm, 0cm)" draw:image-opacity="100%" style:mirror="none" loext:decorative="false"/>
    </style:style>
    <style:style style:name="gr5" style:family="graphic" style:parent-style-name="objectwithoutfill">
      <style:graphic-properties svg:stroke-color="#dcdcdc" draw:marker-end="Extrémités_20_de_20_flèche_20_4" draw:marker-end-width="0.3cm" draw:fill="none" draw:textarea-vertical-align="middle" loext:decorative="false"/>
    </style:style>
    <style:style style:name="gr6" style:family="graphic" style:parent-style-name="objectwithoutfill">
      <style:graphic-properties svg:stroke-width="0.035cm" svg:stroke-color="#dcdcdc" draw:marker-start-width="0.252cm" draw:marker-end="Extrémités_20_de_20_flèche_20_6" draw:marker-end-width="0.352cm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width="0.035cm" svg:stroke-color="#ffffff" draw:marker-start-width="0.252cm" draw:marker-end="Extrémités_20_de_20_flèche_20_7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color="#dcdcdc" draw:fill="none" draw:fill-color="#ffffff" draw:textarea-horizontal-align="left" draw:auto-grow-height="true" draw:auto-grow-width="true" fo:min-height="0.712cm" fo:min-width="1.72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4cm" loext:decorative="false"/>
      <style:paragraph-properties style:writing-mode="lr-tb"/>
    </style:style>
    <style:style style:name="gr11" style:family="graphic" style:parent-style-name="objectwithoutfill">
      <style:graphic-properties svg:stroke-width="0.035cm" svg:stroke-color="#ffffff" draw:marker-start-width="0.252cm" draw:marker-end="Extrémités_20_de_20_flèche_20_11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5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8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1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11cm" loext:decorative="false"/>
      <style:paragraph-properties style:writing-mode="lr-tb"/>
    </style:style>
    <style:style style:name="gr16" style:family="graphic" style:parent-style-name="objectwithoutfill">
      <style:graphic-properties svg:stroke-color="#dcdcdc" draw:marker-start="" draw:marker-end="Extrémités_20_de_20_flèche_20_12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00a39c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db287a" loext:opacity="100%" fo:font-size="16pt"/>
    </style:style>
    <style:style style:name="T1" style:family="text">
      <style:text-properties fo:color="#db287a" loext:opacity="100%"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461cm" svg:height="1.375cm" svg:x="8.339cm" svg:y="15.875cm">
          <draw:image xlink:href="Pictures/10000001000001D70000003478563780.png" xlink:type="simple" xlink:show="embed" xlink:actuate="onLoad" draw:mime-type="image/png">
            <text:p/>
          </draw:image>
        </draw:frame>
        <draw:frame draw:style-name="gr1" draw:text-style-name="P1" draw:layer="layout" svg:width="16.747cm" svg:height="7.91cm" svg:x="4.628cm" svg:y="3.84cm">
          <draw:image xlink:href="Pictures/10000001000002790000012B8D2718F2.png" xlink:type="simple" xlink:show="embed" xlink:actuate="onLoad" draw:mime-type="image/png">
            <text:p/>
          </draw:image>
        </draw:frame>
        <draw:line draw:style-name="gr2" draw:text-style-name="P1" draw:layer="layout" svg:x1="21.375cm" svg:y1="7.875cm" svg:x2="24cm" svg:y2="7.875cm">
          <text:p/>
        </draw:line>
        <draw:line draw:style-name="gr2" draw:text-style-name="P1" draw:layer="layout" svg:x1="21.375cm" svg:y1="10.375cm" svg:x2="24cm" svg:y2="10.375cm">
          <text:p/>
        </draw:line>
        <draw:line draw:style-name="gr2" draw:text-style-name="P1" draw:layer="layout" svg:x1="21.375cm" svg:y1="5.125cm" svg:x2="24cm" svg:y2="5.125cm">
          <text:p/>
        </draw:line>
        <draw:line draw:style-name="gr2" draw:text-style-name="P1" draw:layer="layout" svg:x1="24cm" svg:y1="3.25cm" svg:x2="24cm" svg:y2="13.5cm">
          <text:p/>
        </draw:line>
        <draw:frame draw:style-name="gr1" draw:text-style-name="P1" draw:layer="layout" svg:width="8.175cm" svg:height="4.709cm" svg:x="20.95cm" svg:y="14.25cm">
          <draw:image xlink:href="Pictures/1000000100000135000000B20B288795.png" xlink:type="simple" xlink:show="embed" xlink:actuate="onLoad" draw:mime-type="image/png">
            <text:p/>
          </draw:image>
        </draw:frame>
        <draw:line draw:style-name="gr3" draw:text-style-name="P1" draw:layer="layout" svg:x1="8.25cm" svg:y1="14.95cm" svg:x2="20.75cm" svg:y2="14.95cm">
          <text:p/>
        </draw:line>
        <draw:line draw:style-name="gr3" draw:text-style-name="P1" draw:layer="layout" svg:x1="8.25cm" svg:y1="18.351cm" svg:x2="20.75cm" svg:y2="18.351cm">
          <text:p/>
        </draw:line>
        <draw:frame draw:style-name="gr4" draw:text-style-name="P1" draw:layer="layout" svg:width="6.249cm" svg:height="3.2cm" svg:x="1.5cm" svg:y="12.925cm">
          <draw:image xlink:href="Pictures/10000001000000F30000007907839471.png" xlink:type="simple" xlink:show="embed" xlink:actuate="onLoad" draw:mime-type="image/png">
            <text:p/>
          </draw:image>
        </draw:frame>
        <draw:frame draw:style-name="gr1" draw:text-style-name="P1" draw:layer="layout" svg:width="6.243cm" svg:height="3.068cm" svg:x="1.507cm" svg:y="16.457cm">
          <draw:image xlink:href="Pictures/10000001000000EC0000007444090494.png" xlink:type="simple" xlink:show="embed" xlink:actuate="onLoad" draw:mime-type="image/png">
            <text:p/>
          </draw:image>
        </draw:frame>
        <draw:line draw:style-name="gr5" draw:text-style-name="P1" draw:layer="layout" svg:x1="17.75cm" svg:y1="15.125cm" svg:x2="10.5cm" svg:y2="18.25cm">
          <text:p/>
        </draw:line>
        <draw:line draw:style-name="gr5" draw:text-style-name="P1" draw:layer="layout" svg:x1="17.875cm" svg:y1="18.25cm" svg:x2="10.5cm" svg:y2="15.25cm">
          <text:p/>
        </draw:line>
        <draw:line draw:style-name="gr2" draw:text-style-name="P1" draw:layer="layout" svg:x1="24cm" svg:y1="13.5cm" svg:x2="10cm" svg:y2="13.5cm">
          <text:p/>
        </draw:line>
        <draw:line draw:style-name="gr6" draw:text-style-name="P1" draw:layer="layout" svg:x1="10cm" svg:y1="13.5cm" svg:x2="10cm" svg:y2="18.25cm">
          <text:p/>
        </draw:line>
        <draw:line draw:style-name="gr7" draw:text-style-name="P1" draw:layer="layout" svg:x1="18cm" svg:y1="15cm" svg:x2="18cm" svg:y2="22.125cm">
          <text:p/>
        </draw:line>
        <draw:frame draw:style-name="gr1" draw:text-style-name="P1" draw:layer="layout" svg:width="4.074cm" svg:height="5.952cm" svg:x="17.426cm" svg:y="22.423cm">
          <draw:image xlink:href="Pictures/100000010000009A000000E1D41C4FF6.png" xlink:type="simple" xlink:show="embed" xlink:actuate="onLoad" draw:mime-type="image/png">
            <text:p/>
          </draw:image>
        </draw:frame>
        <draw:frame draw:style-name="gr1" draw:text-style-name="P1" draw:layer="layout" svg:width="4.206cm" svg:height="3.042cm" svg:x="23.294cm" svg:y="0.208cm">
          <draw:image xlink:href="Pictures/100000010000009F000000738C766CCE.png" xlink:type="simple" xlink:show="embed" xlink:actuate="onLoad" draw:mime-type="image/png">
            <text:p/>
          </draw:image>
        </draw:frame>
        <draw:line draw:style-name="gr2" draw:text-style-name="P1" draw:layer="layout" svg:x1="27.5cm" svg:y1="1.625cm" svg:x2="29.2cm" svg:y2="1.625cm">
          <text:p/>
        </draw:line>
        <draw:line draw:style-name="gr2" draw:text-style-name="P1" draw:layer="layout" svg:x1="29.2cm" svg:y1="1.625cm" svg:x2="29.2cm" svg:y2="21.5cm">
          <text:p/>
        </draw:line>
        <draw:line draw:style-name="gr2" draw:text-style-name="P1" draw:layer="layout" svg:x1="29.2cm" svg:y1="21.5cm" svg:x2="18cm" svg:y2="21.5cm">
          <text:p/>
        </draw:line>
        <draw:frame draw:style-name="gr1" draw:text-style-name="P1" draw:layer="layout" svg:width="6.323cm" svg:height="3.227cm" svg:x="1.477cm" svg:y="19.898cm">
          <draw:image xlink:href="Pictures/10000001000000EF0000007A4CAE27B4.png" xlink:type="simple" xlink:show="embed" xlink:actuate="onLoad" draw:mime-type="image/png">
            <text:p/>
          </draw:image>
        </draw:frame>
        <draw:frame draw:style-name="gr8" draw:text-style-name="P2" draw:layer="layout" svg:width="2.229cm" svg:height="0.962cm" svg:x="9.925cm" svg:y="13.475cm">
          <draw:text-box>
            <text:p>In pos</text:p>
          </draw:text-box>
        </draw:frame>
        <draw:frame draw:style-name="gr9" draw:text-style-name="P2" draw:layer="layout" svg:width="2.725cm" svg:height="0.962cm" svg:x="17.926cm" svg:y="18.675cm">
          <draw:text-box>
            <text:p>Out pos</text:p>
          </draw:text-box>
        </draw:frame>
        <draw:frame draw:style-name="gr1" draw:text-style-name="P1" draw:layer="layout" svg:width="6.296cm" svg:height="3.306cm" svg:x="1.504cm" svg:y="23.094cm">
          <draw:image xlink:href="Pictures/10000001000000EE0000007D4C50737B.png" xlink:type="simple" xlink:show="embed" xlink:actuate="onLoad" draw:mime-type="image/png">
            <text:p/>
          </draw:image>
        </draw:frame>
        <draw:frame draw:style-name="gr1" draw:text-style-name="P1" draw:layer="layout" svg:width="8.307cm" svg:height="3.121cm" svg:x="1.493cm" svg:y="26.35cm">
          <draw:image xlink:href="Pictures/100000010000013A00000076BB8FAD76.png" xlink:type="simple" xlink:show="embed" xlink:actuate="onLoad" draw:mime-type="image/png">
            <text:p/>
          </draw:image>
        </draw:frame>
        <draw:frame draw:style-name="gr10" draw:text-style-name="P2" draw:layer="layout" svg:width="3.664cm" svg:height="0.962cm" svg:x="16.275cm" svg:y="1.1cm">
          <draw:text-box>
            <text:p>Effect input</text:p>
          </draw:text-box>
        </draw:frame>
        <draw:line draw:style-name="gr11" draw:text-style-name="P1" draw:layer="layout" svg:x1="19.75cm" svg:y1="1.6cm" svg:x2="23.125cm" svg:y2="1.6cm">
          <text:p/>
        </draw:line>
        <draw:frame draw:style-name="gr1" draw:text-style-name="P1" draw:layer="layout" svg:width="1.269cm" svg:height="8.466cm" svg:x="0.125cm" svg:y="17.5cm">
          <draw:image xlink:href="Pictures/100000010000003000000140240C11BA.png" xlink:type="simple" xlink:show="embed" xlink:actuate="onLoad" draw:mime-type="image/png">
            <text:p/>
          </draw:image>
        </draw:frame>
        <draw:frame draw:style-name="gr12" draw:text-style-name="P3" draw:layer="layout" svg:width="1.251cm" svg:height="0.878cm" svg:x="21.625cm" svg:y="0.3cm">
          <draw:text-box>
            <text:p><text:span text:style-name="T1">(A)</text:span></text:p>
          </draw:text-box>
        </draw:frame>
        <draw:frame draw:style-name="gr12" draw:text-style-name="P3" draw:layer="layout" svg:width="1.251cm" svg:height="0.878cm" svg:x="3.224cm" svg:y="4.675cm">
          <draw:text-box>
            <text:p><text:span text:style-name="T1">(B)</text:span></text:p>
          </draw:text-box>
        </draw:frame>
        <draw:frame draw:style-name="gr13" draw:text-style-name="P3" draw:layer="layout" svg:width="1.281cm" svg:height="0.878cm" svg:x="3.225cm" svg:y="7.075cm">
          <draw:text-box>
            <text:p><text:span text:style-name="T1">(C)</text:span></text:p>
          </draw:text-box>
        </draw:frame>
        <draw:frame draw:style-name="gr13" draw:text-style-name="P3" draw:layer="layout" svg:width="1.281cm" svg:height="0.878cm" svg:x="3.226cm" svg:y="9.775cm">
          <draw:text-box>
            <text:p><text:span text:style-name="T1">(D)</text:span></text:p>
          </draw:text-box>
        </draw:frame>
        <draw:frame draw:style-name="gr12" draw:text-style-name="P3" draw:layer="layout" svg:width="1.251cm" svg:height="0.878cm" svg:x="12.827cm" svg:y="12.575cm">
          <draw:text-box>
            <text:p><text:span text:style-name="T1">(E)</text:span></text:p>
          </draw:text-box>
        </draw:frame>
        <draw:frame draw:style-name="gr14" draw:text-style-name="P3" draw:layer="layout" svg:width="1.217cm" svg:height="0.878cm" svg:x="10.427cm" svg:y="16.575cm">
          <draw:text-box>
            <text:p><text:span text:style-name="T1">(F)</text:span></text:p>
          </draw:text-box>
        </draw:frame>
        <draw:frame draw:style-name="gr15" draw:text-style-name="P3" draw:layer="layout" svg:width="1.311cm" svg:height="0.878cm" svg:x="0.128cm" svg:y="15.775cm">
          <draw:text-box>
            <text:p><text:span text:style-name="T1">(G)</text:span></text:p>
          </draw:text-box>
        </draw:frame>
        <draw:frame draw:style-name="gr13" draw:text-style-name="P3" draw:layer="layout" svg:width="1.281cm" svg:height="0.878cm" svg:x="8.128cm" svg:y="23.175cm">
          <draw:text-box>
            <text:p><text:span text:style-name="T1">(H)</text:span></text:p>
          </draw:text-box>
        </draw:frame>
        <draw:frame draw:style-name="gr13" draw:text-style-name="P3" draw:layer="layout" svg:width="1.281cm" svg:height="0.878cm" svg:x="10.029cm" svg:y="27.775cm">
          <draw:text-box>
            <text:p><text:span text:style-name="T1">(I)</text:span></text:p>
          </draw:text-box>
        </draw:frame>
        <draw:line draw:style-name="gr16" draw:text-style-name="P1" draw:layer="layout" svg:x1="25.875cm" svg:y1="21.5cm" svg:x2="22.375cm" svg:y2="21.5cm">
          <text:p/>
        </draw:line>
        <draw:line draw:style-name="gr16" draw:text-style-name="P1" draw:layer="layout" svg:x1="18cm" svg:y1="16.375cm" svg:x2="18cm" svg:y2="20cm">
          <text:p/>
        </draw:line>
        <draw:line draw:style-name="gr16" draw:text-style-name="P1" draw:layer="layout" svg:x1="24cm" svg:y1="11cm" svg:x2="24cm" svg:y2="12.75cm">
          <text:p/>
        </draw:line>
        <draw:line draw:style-name="gr16" draw:text-style-name="P1" draw:layer="layout" svg:x1="18.125cm" svg:y1="13.5cm" svg:x2="15.125cm" svg:y2="13.5cm">
          <text:p/>
        </draw:line>
        <draw:line draw:style-name="gr16" draw:text-style-name="P1" draw:layer="layout" svg:x1="29.2cm" svg:y1="6.125cm" svg:x2="29.2cm" svg:y2="10.875cm">
          <text:p/>
        </draw:line>
        <draw:path draw:style-name="gr17" draw:text-style-name="P1" draw:layer="layout" svg:width="6.775cm" svg:height="6.133cm" draw:transform="rotate (0.720471915223259) translate (11.2364783164913cm 14.8605576956225cm)" svg:viewBox="0 0 6776 6134" svg:d="M0 119c336-329 896 81 568 526-112 152-515 833 115 359 548-412 734-347 875 111 187 605 607 298 467 610-219 484 489 241 449 337-219 519 438 194 574 389 106 149-684 472-7 366 543-86-142 466-55 552 233 235 564-50 845-116 283-65 845 316 249 533-502 182 318 301 382 479 150 423 639 303 958 441 295 127 254 442 512 621 180 124 313 494 597 266l247 541">
          <text:p/>
        </draw:path>
        <draw:path draw:style-name="gr17" draw:text-style-name="P1" draw:layer="layout" svg:width="6.788cm" svg:height="6.027cm" draw:transform="skewX (1.82067875580604E-016) rotate (0.720471915223259) translate (11.1714783164913cm 18.3235576956225cm)" svg:viewBox="0 0 6789 6028" svg:d="M0 119c336-329 896 81 568 526-112 152-515 833 115 359 548-412 734-347 875 111 187 605 607 298 467 610-219 484 489 241 449 337-219 519 438 194 574 389 106 149-684 472-7 366 543-86-142 466-55 552 233 235 564-50 845-116 283-65 845 316 249 533-502 182 318 301 382 479 150 423 639 303 958 441 295 127 254 442 512 621 180 124 313 494 597 266l260 435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emiCondensed" svg:font-family="'Noto Sans SemiCondensed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1013 1130" svg:d="M1009 1050l-449-1008-22-30-29-12-34 12-21 26-449 1012-5 13v8l5 21 12 21 17 13 21 4h903l21-4 21-13 9-21 4-21v-8z"/>
    <draw:marker draw:name="Extrémités_20_de_20_flèche_20_4" draw:display-name="Extrémités de flèche 4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 Semi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7:18:20.546661123</meta:creation-date>
    <dc:date>2024-04-16T21:24:45.232147286</dc:date>
    <meta:editing-duration>PT57M20S</meta:editing-duration>
    <meta:editing-cycles>6</meta:editing-cycles>
    <meta:generator>LibreOffice/7.6.4.1$Linux_X86_64 LibreOffice_project/60$Build-1</meta:generator>
    <meta:document-statistic meta:object-count="45"/>
  </office:meta>
</office:document-meta>
</file>